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0c9e51"/>
    </style:style>
    <style:style style:name="T1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apple-system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apple-system" fo:font-size="10.5pt" fo:letter-spacing="normal" fo:font-style="italic" fo:font-weight="normal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rem ipsum</text:h>
      <text:p text:style-name="P1"><text:span text:style-name="T1">Lorem </text:span><text:span text:style-name="T2">ipsum</text:span><text:span text:style-name="T1"> </text:span><text:span text:style-name="T3">dolor</text:span><text:span text:style-name="T1"> sit amet consectetur, adipisicing elit. Quos distinctio aliquid quisquam enim qui animi accusantium, officia quasi quam illum architecto minima sapiente, voluptas nesciunt perspiciatis. Facilis natus id explicabo?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3:45:47.216178127</meta:creation-date>
    <dc:date>2023-03-22T13:48:05.945157128</dc:date>
    <meta:editing-duration>PT2M22S</meta:editing-duration>
    <meta:editing-cycles>1</meta:editing-cycles>
    <meta:generator>LibreOffice/7.0.4.2$Linux_X86_64 LibreOffice_project/00$Build-2</meta:generator>
    <meta:document-statistic meta:table-count="0" meta:image-count="0" meta:object-count="0" meta:page-count="1" meta:paragraph-count="2" meta:word-count="32" meta:character-count="242" meta:non-whitespace-character-count="212"/>
  </office:meta>
</office:document-meta>
</file>